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Life_Expectancy</text:p>
          </table:table-cell>
        </table:table-row>
        <table:table-row table:style-name="ro1">
          <table:table-cell office:value-type="string" calcext:value-type="string">
            <text:p>Giraffe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lephant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Duck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nak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angaroo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pid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ma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ous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86" calcext:value-type="float">
            <text:p>86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lligato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una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olphin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Whale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21:55:03.397806474</meta:creation-date>
    <dc:date>2020-03-09T22:31:16.984803256</dc:date>
    <meta:editing-duration>PT5M12S</meta:editing-duration>
    <meta:editing-cycles>1</meta:editing-cycles>
    <meta:document-statistic meta:table-count="1" meta:cell-count="115" meta:object-count="0"/>
    <meta:generator>LibreOffice/6.0.7.3$Linux_X86_64 LibreOffice_project/00m0$Build-3</meta:generator>
  </office:meta>
</office:document-meta>
</file>